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319in" style:rel-column-width="1486*"/>
    </style:style>
    <style:style style:name="Table1.B" style:family="table-column">
      <style:table-column-properties style:column-width="2.7063in" style:rel-column-width="3897*"/>
    </style:style>
    <style:style style:name="Table1.C" style:family="table-column">
      <style:table-column-properties style:column-width="3.1868in" style:rel-column-width="458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ment: 13.4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Line Number</text:p>
          </table:table-cell>
          <table:table-cell table:style-name="Table1.A1" office:value-type="string">
            <text:p text:style-name="Table_20_Contents">What is the error?</text:p>
          </table:table-cell>
          <table:table-cell table:style-name="Table1.C1" office:value-type="string">
            <text:p text:style-name="Table_20_Contents">How could it be fixed?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“bubble” is treated as the function name and “sort(vector_in)” as the sort function; this is incorrect function syntax.</text:p>
          </table:table-cell>
          <table:table-cell table:style-name="Table1.C2" office:value-type="string">
            <text:p text:style-name="Table_20_Contents">Function name should be: “bubble_sort”, connecting “bubble” and “sort” with an underscore so it could be read as one entity.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B2" office:value-type="string">
            <text:p text:style-name="Table_20_Contents">Use of logical comparison “==” when attempting to assign value of “vector_in(x+1)” to “vector_in(x)”.</text:p>
          </table:table-cell>
          <table:table-cell table:style-name="Table1.C2" office:value-type="string">
            <text:p text:style-name="Table_20_Contents">Change “==” to “=”.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Attempt at logical comparison using not (~) as prefix to less than.</text:p>
          </table:table-cell>
          <table:table-cell table:style-name="Table1.C2" office:value-type="string">
            <text:p text:style-name="Table_20_Contents">Change “~&lt;” to “&gt;=”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6T12:15:21.39</meta:creation-date>
    <meta:document-statistic meta:table-count="1" meta:image-count="0" meta:object-count="0" meta:page-count="1" meta:paragraph-count="13" meta:word-count="100" meta:character-count="521"/>
    <dc:date>2011-04-06T12:29:08.53</dc:date>
    <meta:editing-duration>PT00H13M47S</meta:editing-duration>
    <meta:editing-cycles>1</meta:editing-cycles>
    <meta:generator>OpenOffice.org/3.2$Win32 OpenOffice.org_project/320m18$Build-9502</meta:generator>
  </office:meta>
</office:document-meta>
</file>